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b3c34" officeooo:paragraph-rsid="008b3c34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b1a4" officeooo:paragraph-rsid="0081b1a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1f523" officeooo:paragraph-rsid="0081f52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22d88" officeooo:paragraph-rsid="00822d8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74a5" officeooo:paragraph-rsid="008474a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14e0" officeooo:paragraph-rsid="008514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91e5e" officeooo:paragraph-rsid="00891e5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89ff0" officeooo:paragraph-rsid="00989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79d0bb" officeooo:paragraph-rsid="0079d0bb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83dd13" officeooo:paragraph-rsid="0083dd13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8474a5" officeooo:paragraph-rsid="008474a5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8fe25e" officeooo:paragraph-rsid="008fe25e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98acf5" officeooo:paragraph-rsid="0098acf5" style:font-size-asian="11pt" style:font-name-complex="Arial" style:font-size-complex="11pt"/>
    </style:style>
    <style:style style:name="P22" style:family="paragraph" style:parent-style-name="Standard">
      <style:text-properties style:font-name="Caligra" officeooo:rsid="004557dc" officeooo:paragraph-rsid="00540c2c"/>
    </style:style>
    <style:style style:name="P23" style:family="paragraph" style:parent-style-name="Standard">
      <style:text-properties style:font-name="Caligra" officeooo:rsid="005b81eb" officeooo:paragraph-rsid="005b81eb"/>
    </style:style>
    <style:style style:name="P24" style:family="paragraph" style:parent-style-name="Standard">
      <style:text-properties officeooo:paragraph-rsid="006453bc"/>
    </style:style>
    <style:style style:name="P2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85d896" style:font-size-asian="11pt" style:font-size-complex="11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85d896" style:font-size-asian="11pt" style:font-style-asian="italic" style:font-size-complex="11pt" style:font-style-complex="italic"/>
    </style:style>
    <style:style style:name="P3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8628e4" style:font-size-asian="11pt" style:font-size-complex="11pt"/>
    </style:style>
    <style:style style:name="P33" style:family="paragraph" style:parent-style-name="Text_20_body">
      <style:text-properties style:font-name="Caligra" officeooo:paragraph-rsid="0093943f"/>
    </style:style>
    <style:style style:name="P34" style:family="paragraph" style:parent-style-name="Text_20_body">
      <style:text-properties style:font-name="Caligra" fo:font-weight="normal" officeooo:rsid="008e59d1" officeooo:paragraph-rsid="009d2c4a" style:font-weight-asian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8aa689" style:font-style-asian="normal" style:font-weight-asian="normal" style:font-style-complex="normal" style:font-weight-complex="normal"/>
    </style:style>
    <style:style style:name="T4" style:family="text">
      <style:text-properties fo:font-style="normal" officeooo:rsid="008aa689" style:font-style-asian="normal" style:font-style-complex="normal"/>
    </style:style>
    <style:style style:name="T5" style:family="text">
      <style:text-properties fo:font-style="normal" officeooo:rsid="008ee621" style:font-style-asian="normal" style:font-style-complex="normal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4dba9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82e535" style:font-size-asian="11pt" style:font-weight-asian="bold" style:font-name-complex="Arial" style:font-size-complex="11pt"/>
    </style:style>
    <style:style style:name="T14" style:family="text">
      <style:text-properties officeooo:rsid="005d01c8"/>
    </style:style>
    <style:style style:name="T15" style:family="text">
      <style:text-properties officeooo:rsid="006c6d6c"/>
    </style:style>
    <style:style style:name="T16" style:family="text">
      <style:text-properties officeooo:rsid="00849b99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9" style:family="text">
      <style:text-properties officeooo:rsid="002fecf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fecf8" style:font-style-asian="italic" style:font-style-complex="italic"/>
    </style:style>
    <style:style style:name="T22" style:family="text">
      <style:text-properties fo:font-style="italic" officeooo:rsid="006646cb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solid" style:text-underline-width="auto" style:text-underline-color="font-color" fo:font-weight="bold" officeooo:rsid="0095efa9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fo:font-weight="bold" officeooo:rsid="0096f444" style:font-style-asian="italic" style:font-weight-asian="bold" style:font-style-complex="italic" style:font-weight-complex="bold"/>
    </style:style>
    <style:style style:name="T27" style:family="text">
      <style:text-properties officeooo:rsid="008989d6"/>
    </style:style>
    <style:style style:name="T28" style:family="text">
      <style:text-properties officeooo:rsid="00864851"/>
    </style:style>
    <style:style style:name="T29" style:family="text">
      <style:text-properties officeooo:rsid="0086eb55"/>
    </style:style>
    <style:style style:name="T30" style:family="text">
      <style:text-properties officeooo:rsid="00919e15"/>
    </style:style>
    <style:style style:name="T31" style:family="text">
      <style:text-properties officeooo:rsid="0097d976"/>
    </style:style>
    <style:style style:name="T32" style:family="text">
      <style:text-properties officeooo:rsid="0098acf5"/>
    </style:style>
    <style:style style:name="T33" style:family="text">
      <style:text-properties officeooo:rsid="0099f916"/>
    </style:style>
    <style:style style:name="T34" style:family="text">
      <style:text-properties officeooo:rsid="009bc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8">La dernière fois </text:span><text:span text:style-name="T19">:</text:span><text:span text:style-name="T21">’’’- corrigé les exercices - commencé le chapitre 4 : modéliser les transformations chimiques <text:s/>-par l'activité 1 que nous avons faites (sauf le cours)’’’</text:span></text:p>
      <text:p text:style-name="P30"><text:span text:style-name="T24">P</text:span><text:span text:style-name="T23">o</text:span><text:span text:style-name="T25">ur a</text:span><text:span text:style-name="T26">u</text:span><text:span text:style-name="T23">jourd’hui </text:span><text:span text:style-name="T20">: </text:span><text:span text:style-name="T22">Il fallait - exercice 4 du chapitre 3- exercice 0 du chapitre 4- recopier le cours de l'activité 1</text:span></text:p>
      <text:p text:style-name="P31"><text:span text:style-name="T17">suivi</text:span> : Donner punition à amine (affaires + travail) <text:span text:style-name="T27">+ </text:span><text:span text:style-name="T31">L</text:span><text:span text:style-name="T27">ucy </text:span><text:span text:style-name="T31">a</text:span><text:span text:style-name="T27"> fait signer sa copie </text:span></text:p>
      <text:p text:style-name="P25"><text:span text:style-name="T16">5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6"><text:span text:style-name="T10">Séance </text:span><text:span text:style-name="T12">2</text:span><text:span text:style-name="T13">1</text:span><text:span text:style-name="T10">: </text:span><text:span text:style-name="T11">Fiche de préparation</text:span><text:span text:style-name="T7"> <text:s/></text:span></text:p>
            <text:p text:style-name="P27"><text:span text:style-name="T7">c</text:span><text:span text:style-name="T6">lasse : <text:s/></text:span><text:span text:style-name="T8">4e</text:span><text:span text:style-name="T9">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  <text:p text:style-name="P6">rappel</text:p>
          </table:table-cell>
          <table:table-cell table:style-name="Tableau1.B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7">Compléter le cours de l'activité 1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4"/>
          </table:table-cell>
        </table:table-row>
        <table:table-row table:style-name="Tableau1.5">
          <table:table-cell table:style-name="Tableau1.A4" office:value-type="string">
            <text:p text:style-name="P8">Correction exercices</text:p>
            <text:p text:style-name="P13">suivi Amine <text:span text:style-name="T32">+ Lucy</text:span></text:p>
          </table:table-cell>
          <table:table-cell table:style-name="Tableau1.B4" office:value-type="string">
            <text:p text:style-name="P20">Exercice<text:span text:style-name="T30">s</text:span></text:p>
            <text:p text:style-name="P21">punition amine, <text:span text:style-name="T33">potentiellement punition </text:span><text:span text:style-name="T34">L</text:span><text:span text:style-name="T33">ucy</text:span>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9">act2</text:p>
          </table:table-cell>
          <table:table-cell table:style-name="Tableau1.B4" office:value-type="string">
            <text:p text:style-name="P18">Fiche méthode D.I.</text:p>
            <text:p text:style-name="P19">craie + balance + <text:span text:style-name="T29">acide récipient etc</text:span>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3">
          <table:table-cell table:style-name="Tableau1.A4" office:value-type="string">
            <text:p text:style-name="P10">Présentation de la réaction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6"/>
          </table:table-cell>
        </table:table-row>
        <table:table-row table:style-name="Tableau1.3">
          <table:table-cell table:style-name="Tableau1.A4" office:value-type="string">
            <text:p text:style-name="P10">Questionnement oral pour les premières questions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6"/>
          </table:table-cell>
        </table:table-row>
        <table:table-row table:style-name="Tableau1.3">
          <table:table-cell table:style-name="Tableau1.A4" office:value-type="string">
            <text:p text:style-name="P11">Pendant l'expérience <text:span text:style-name="T28">schéma Q3</text:span>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6"/>
          </table:table-cell>
        </table:table-row>
        <table:table-row table:style-name="Tableau1.3">
          <table:table-cell table:style-name="Tableau1.A4" office:value-type="string">
            <text:p text:style-name="P12">Bilan écrit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6"/>
          </table:table-cell>
        </table:table-row>
        <table:table-row table:style-name="Tableau1.11">
          <table:table-cell table:style-name="Tableau1.A11" office:value-type="string">
            <text:p text:style-name="P4">Agenda <text:span text:style-name="T14">+ matériel</text:span></text:p>
          </table:table-cell>
          <table:table-cell table:style-name="Tableau1.B11" office:value-type="string">
            <text:p text:style-name="P22"/>
          </table:table-cell>
          <table:table-cell table:style-name="Tableau1.A11" office:value-type="string">
            <text:p text:style-name="P23">5min</text:p>
          </table:table-cell>
        </table:table-row>
      </table:table>
      <text:p text:style-name="P33"><text:span text:style-name="T1">Pour la prochaine fois </text:span><text:span text:style-name="T2">: </text:span><text:span text:style-name="T3">exercice 3</text:span></text:p>
      <text:p text:style-name="P34"><text:span text:style-name="T4">évaluation programme: c</text:span><text:span text:style-name="T5">hapitre 3 (act3,DM) Chapitre 4 (activité 1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14941547504">
          <table:table-cell table:style-name="Tableau2.A1" office:value-type="string">
            <text:p text:style-name="P29">Matériel</text:p>
          </table:table-cell>
          <table:table-cell table:style-name="Tableau2.A1" office:value-type="string">
            <text:p text:style-name="P29"><text:span text:style-name="T15">T</text:span>ravail <text:span text:style-name="T15">non fait</text:span></text:p>
          </table:table-cell>
          <table:table-cell table:style-name="Tableau2.A1" office:value-type="string">
            <text:p text:style-name="P29"><text:span text:style-name="T15">T</text:span>ravail <text:span text:style-name="T15">pendant l'heure</text:span></text:p>
          </table:table-cell>
          <table:table-cell table:style-name="Tableau2.D1" office:value-type="string">
            <text:p text:style-name="P29">Comportement</text:p>
          </table:table-cell>
        </table:table-row>
        <table:table-row table:style-name="Tableau2.2"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D2" office:value-type="string">
            <text:p text:style-name="P28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7M16S</meta:editing-duration>
    <meta:editing-cycles>58</meta:editing-cycles>
    <meta:generator>LibreOffice/7.0.4.2$Linux_X86_64 LibreOffice_project/00$Build-2</meta:generator>
    <meta:creation-date>2021-02-04T16:16:38.289524303</meta:creation-date>
    <meta:initial-creator>J Cercy</meta:initial-creator>
    <dc:date>2021-03-04T22:38:24.875744421</dc:date>
    <dc:creator>J Cercy</dc:creator>
    <meta:document-statistic meta:table-count="2" meta:image-count="0" meta:object-count="0" meta:page-count="1" meta:paragraph-count="31" meta:word-count="153" meta:character-count="941" meta:non-whitespace-character-count="813"/>
    <meta:template xlink:type="simple" xlink:actuate="onRequest" xlink:title="fiche_de_prep_type" xlink:href="../fiche_de_prep_type.ott" meta:date="2021-02-04T16:16:36.866451548"/>
  </office:meta>
</office:document-meta>
</file>